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P56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#!/</text:span><text:span text:style-name="T1_2">usr</text:span><text:span text:style-name="T1_3">/</text:span><text:span text:style-name="T1_4">bin</text:span><text:span text:style-name="T1_5">/</text:span><text:span text:style-name="T1_6">env</text:span><text:span text:style-name="T1_7"><text:s/></text:span><text:span text:style-name="T1_8">python</text:span></text:p>
      <text:p text:style-name="P2"/>
      <text:p text:style-name="P3"><text:span text:style-name="T3_1">"""</text:span></text:p>
      <text:p text:style-name="P4"><text:span text:style-name="T4_1">Distance</text:span><text:span text:style-name="T4_2"><text:s/></text:span><text:span text:style-name="T4_3">Between</text:span><text:span text:style-name="T4_4"><text:s/></text:span><text:span text:style-name="T4_5">Two</text:span><text:span text:style-name="T4_6"><text:s/></text:span><text:span text:style-name="T4_7">Cities</text:span><text:span text:style-name="T4_8"><text:s/>-<text:s/></text:span><text:span text:style-name="T4_9">Calculates</text:span><text:span text:style-name="T4_10"><text:s/></text:span><text:span text:style-name="T4_11">the</text:span><text:span text:style-name="T4_12"><text:s/></text:span><text:span text:style-name="T4_13">distance</text:span><text:span text:style-name="T4_14"><text:s/></text:span><text:span text:style-name="T4_15">between</text:span></text:p>
      <text:p text:style-name="P5"><text:span text:style-name="T5_1">two</text:span><text:span text:style-name="T5_2"><text:s/></text:span><text:span text:style-name="T5_3">cities</text:span><text:span text:style-name="T5_4"><text:s/></text:span><text:span text:style-name="T5_5">and</text:span><text:span text:style-name="T5_6"><text:s/></text:span><text:span text:style-name="T5_7">allows</text:span><text:span text:style-name="T5_8"><text:s/></text:span><text:span text:style-name="T5_9">the</text:span><text:span text:style-name="T5_10"><text:s/></text:span><text:span text:style-name="T5_11">user</text:span><text:span text:style-name="T5_12"><text:s/></text:span><text:span text:style-name="T5_13">to</text:span><text:span text:style-name="T5_14"><text:s/></text:span><text:span text:style-name="T5_15">specify</text:span><text:span text:style-name="T5_16"><text:s/></text:span><text:span text:style-name="T5_17">a</text:span><text:span text:style-name="T5_18"><text:s/></text:span><text:span text:style-name="T5_19">unit</text:span><text:span text:style-name="T5_20"><text:s/></text:span><text:span text:style-name="T5_21">of</text:span><text:span text:style-name="T5_22"><text:s/></text:span><text:span text:style-name="T5_23">distance</text:span><text:span text:style-name="T5_24">.</text:span></text:p>
      <text:p text:style-name="P6"><text:span text:style-name="T6_1">This</text:span><text:span text:style-name="T6_2"><text:s/></text:span><text:span text:style-name="T6_3">program</text:span><text:span text:style-name="T6_4"><text:s/></text:span><text:span text:style-name="T6_5">may</text:span><text:span text:style-name="T6_6"><text:s/></text:span><text:span text:style-name="T6_7">require</text:span><text:span text:style-name="T6_8"><text:s/></text:span><text:span text:style-name="T6_9">finding</text:span><text:span text:style-name="T6_10"><text:s/></text:span><text:span text:style-name="T6_11">coordinates</text:span><text:span text:style-name="T6_12"><text:s/></text:span><text:span text:style-name="T6_13">for</text:span><text:span text:style-name="T6_14"><text:s/></text:span><text:span text:style-name="T6_15">the</text:span><text:span text:style-name="T6_16"><text:s/></text:span><text:span text:style-name="T6_17">cities</text:span></text:p>
      <text:p text:style-name="P7"><text:span text:style-name="T7_1">like</text:span><text:span text:style-name="T7_2"><text:s/></text:span><text:span text:style-name="T7_3">latitude</text:span><text:span text:style-name="T7_4"><text:s/></text:span><text:span text:style-name="T7_5">and</text:span><text:span text:style-name="T7_6"><text:s/></text:span><text:span text:style-name="T7_7">longitude</text:span><text:span text:style-name="T7_8">.</text:span></text:p>
      <text:p text:style-name="P8"/>
      <text:p text:style-name="P9"><text:span text:style-name="T9_1">Uses</text:span><text:span text:style-name="T9_2"><text:s/></text:span><text:span text:style-name="T9_3">the</text:span><text:span text:style-name="T9_4"><text:s/></text:span><text:span text:style-name="T9_5">Haversine</text:span><text:span text:style-name="T9_6"><text:s/></text:span><text:span text:style-name="T9_7">formula</text:span></text:p>
      <text:p text:style-name="P10"><text:span text:style-name="T10_1">(</text:span><text:span text:style-name="T10_2">http</text:span><text:span text:style-name="T10_3">://</text:span><text:span text:style-name="T10_4">www</text:span><text:span text:style-name="T10_5">.</text:span><text:span text:style-name="T10_6">movable</text:span><text:span text:style-name="T10_7">-</text:span><text:span text:style-name="T10_8">type</text:span><text:span text:style-name="T10_9">.</text:span><text:span text:style-name="T10_10">co</text:span><text:span text:style-name="T10_11">.</text:span><text:span text:style-name="T10_12">uk</text:span><text:span text:style-name="T10_13">/</text:span><text:span text:style-name="T10_14">scripts</text:span><text:span text:style-name="T10_15">/</text:span><text:span text:style-name="T10_16">latlong</text:span><text:span text:style-name="T10_17">.</text:span><text:span text:style-name="T10_18">html</text:span><text:span text:style-name="T10_19">)</text:span></text:p>
      <text:p text:style-name="P11"/>
      <text:p text:style-name="P12"><text:span text:style-name="T12_1">Dependencies</text:span><text:span text:style-name="T12_2">:</text:span></text:p>
      <text:p text:style-name="P13"><text:span text:style-name="T13_1">geopy</text:span></text:p>
      <text:p text:style-name="P14"><text:span text:style-name="T14_1"><text:s text:c="3"/></text:span><text:span text:style-name="T14_2">pip</text:span><text:span text:style-name="T14_3"><text:s/></text:span><text:span text:style-name="T14_4">install</text:span><text:span text:style-name="T14_5"><text:s/></text:span><text:span text:style-name="T14_6">geopy</text:span></text:p>
      <text:p text:style-name="P15"><text:span text:style-name="T15_1">"""</text:span></text:p>
      <text:p text:style-name="P16"/>
      <text:p text:style-name="P17"><text:span text:style-name="T17_1">from</text:span><text:span text:style-name="T17_2"><text:s/></text:span><text:span text:style-name="T17_3">geopy</text:span><text:span text:style-name="T17_4"><text:s/></text:span><text:span text:style-name="T17_5">import</text:span><text:span text:style-name="T17_6"><text:s/></text:span><text:span text:style-name="T17_7">geocoders</text:span><text:span text:style-name="T17_8"><text:s/>#<text:s/></text:span><text:span text:style-name="T17_9">to</text:span><text:span text:style-name="T17_10"><text:s/></text:span><text:span text:style-name="T17_11">find</text:span><text:span text:style-name="T17_12"><text:s/></text:span><text:span text:style-name="T17_13">lat</text:span><text:span text:style-name="T17_14">/</text:span><text:span text:style-name="T17_15">lon</text:span><text:span text:style-name="T17_16"><text:s/></text:span><text:span text:style-name="T17_17">for</text:span><text:span text:style-name="T17_18"><text:s/></text:span><text:span text:style-name="T17_19">the</text:span><text:span text:style-name="T17_20"><text:s/></text:span><text:span text:style-name="T17_21">city</text:span></text:p>
      <text:p text:style-name="P18"><text:span text:style-name="T18_1">import</text:span><text:span text:style-name="T18_2"><text:s/></text:span><text:span text:style-name="T18_3">math</text:span></text:p>
      <text:p text:style-name="P19"/>
      <text:p text:style-name="P20"><text:span text:style-name="T20_1">R</text:span><text:span text:style-name="T20_2"><text:s/>=<text:s/>6373<text:s/>#<text:s/></text:span><text:span text:style-name="T20_3">km</text:span></text:p>
      <text:p text:style-name="P21"/>
      <text:p text:style-name="P22"><text:span text:style-name="T22_1">city</text:span><text:span text:style-name="T22_2">1<text:s/>=<text:s/></text:span><text:span text:style-name="T22_3">raw</text:span><text:span text:style-name="T22_4">_</text:span><text:span text:style-name="T22_5">input</text:span><text:span text:style-name="T22_6">('</text:span><text:span text:style-name="T22_7">Enter</text:span><text:span text:style-name="T22_8"><text:s/></text:span><text:span text:style-name="T22_9">city</text:span><text:span text:style-name="T22_10"><text:s/>1:<text:s/>')</text:span></text:p>
      <text:p text:style-name="P23"><text:span text:style-name="T23_1">city</text:span><text:span text:style-name="T23_2">2<text:s/>=<text:s/></text:span><text:span text:style-name="T23_3">raw</text:span><text:span text:style-name="T23_4">_</text:span><text:span text:style-name="T23_5">input</text:span><text:span text:style-name="T23_6">('</text:span><text:span text:style-name="T23_7">Enter</text:span><text:span text:style-name="T23_8"><text:s/></text:span><text:span text:style-name="T23_9">city</text:span><text:span text:style-name="T23_10"><text:s/>2:<text:s/>')</text:span></text:p>
      <text:p text:style-name="P24"><text:span text:style-name="T24_1">unit</text:span><text:span text:style-name="T24_2"><text:s/>=<text:s/></text:span><text:span text:style-name="T24_3">raw</text:span><text:span text:style-name="T24_4">_</text:span><text:span text:style-name="T24_5">input</text:span><text:span text:style-name="T24_6">('</text:span><text:span text:style-name="T24_7">Enter</text:span><text:span text:style-name="T24_8"><text:s/></text:span><text:span text:style-name="T24_9">unit</text:span><text:span text:style-name="T24_10"><text:s/></text:span><text:span text:style-name="T24_11">of</text:span><text:span text:style-name="T24_12"><text:s/></text:span><text:span text:style-name="T24_13">distance</text:span><text:span text:style-name="T24_14"><text:s/>(</text:span><text:span text:style-name="T24_15">Enter</text:span><text:span text:style-name="T24_16"><text:s/>"</text:span><text:span text:style-name="T24_17">K</text:span><text:span text:style-name="T24_18">"<text:s/></text:span><text:span text:style-name="T24_19">for</text:span><text:span text:style-name="T24_20"><text:s/></text:span><text:span text:style-name="T24_21">KM</text:span><text:span text:style-name="T24_22"><text:s/></text:span><text:span text:style-name="T24_23">or</text:span><text:span text:style-name="T24_24"><text:s/>"</text:span><text:span text:style-name="T24_25">M</text:span><text:span text:style-name="T24_26">"<text:s/></text:span><text:span text:style-name="T24_27">for</text:span><text:span text:style-name="T24_28"><text:s/></text:span><text:span text:style-name="T24_29">MI</text:span><text:span text:style-name="T24_30">):<text:s/>').</text:span><text:span text:style-name="T24_31">lower</text:span><text:span text:style-name="T24_32">()</text:span></text:p>
      <text:p text:style-name="P25"/>
      <text:p text:style-name="P26"><text:span text:style-name="T26_1">if</text:span><text:span text:style-name="T26_2"><text:s/></text:span><text:span text:style-name="T26_3">unit</text:span><text:span text:style-name="T26_4"><text:s/></text:span><text:span text:style-name="T26_5">in</text:span><text:span text:style-name="T26_6"><text:s/>'</text:span><text:span text:style-name="T26_7">km</text:span><text:span text:style-name="T26_8">':</text:span></text:p>
      <text:p text:style-name="P27"/>
      <text:p text:style-name="P28"><text:span text:style-name="T28_1"><text:s text:c="4"/></text:span><text:span text:style-name="T28_2">g</text:span><text:span text:style-name="T28_3"><text:s/>=<text:s/></text:span><text:span text:style-name="T28_4">geocoders</text:span><text:span text:style-name="T28_5">.</text:span><text:span text:style-name="T28_6">GoogleV</text:span><text:span text:style-name="T28_7">3()</text:span></text:p>
      <text:p text:style-name="P29"><text:span text:style-name="T29_1"><text:s text:c="4"/></text:span></text:p>
      <text:p text:style-name="P30"><text:span text:style-name="T30_1"><text:s text:c="4"/></text:span><text:span text:style-name="T30_2">try</text:span><text:span text:style-name="T30_3">:</text:span></text:p>
      <text:p text:style-name="P31"><text:span text:style-name="T31_1"><text:s text:c="8"/></text:span><text:span text:style-name="T31_2">city</text:span><text:span text:style-name="T31_3">1,<text:s/>(</text:span><text:span text:style-name="T31_4">lat</text:span><text:span text:style-name="T31_5">1,<text:s/></text:span><text:span text:style-name="T31_6">lon</text:span><text:span text:style-name="T31_7">1)<text:s/>=<text:s/></text:span><text:span text:style-name="T31_8">g</text:span><text:span text:style-name="T31_9">.</text:span><text:span text:style-name="T31_10">geocode</text:span><text:span text:style-name="T31_11">(</text:span><text:span text:style-name="T31_12">city</text:span><text:span text:style-name="T31_13">1)</text:span></text:p>
      <text:p text:style-name="P32"><text:span text:style-name="T32_1"><text:s text:c="8"/></text:span><text:span text:style-name="T32_2">city</text:span><text:span text:style-name="T32_3">2,<text:s/>(</text:span><text:span text:style-name="T32_4">lat</text:span><text:span text:style-name="T32_5">2,<text:s/></text:span><text:span text:style-name="T32_6">lon</text:span><text:span text:style-name="T32_7">2)<text:s/>=<text:s/></text:span><text:span text:style-name="T32_8">g</text:span><text:span text:style-name="T32_9">.</text:span><text:span text:style-name="T32_10">geocode</text:span><text:span text:style-name="T32_11">(</text:span><text:span text:style-name="T32_12">city</text:span><text:span text:style-name="T32_13">2)</text:span></text:p>
      <text:p text:style-name="P33"><text:span text:style-name="T33_1"><text:s text:c="4"/></text:span><text:span text:style-name="T33_2">except</text:span><text:span text:style-name="T33_3">:</text:span></text:p>
      <text:p text:style-name="P34"><text:span text:style-name="T34_1"><text:s text:c="8"/></text:span><text:span text:style-name="T34_2">raise</text:span><text:span text:style-name="T34_3"><text:s/></text:span><text:span text:style-name="T34_4">Exception</text:span><text:span text:style-name="T34_5">('</text:span><text:span text:style-name="T34_6">Unable</text:span><text:span text:style-name="T34_7"><text:s/></text:span><text:span text:style-name="T34_8">to</text:span><text:span text:style-name="T34_9"><text:s/></text:span><text:span text:style-name="T34_10">locate</text:span><text:span text:style-name="T34_11"><text:s/></text:span><text:span text:style-name="T34_12">the</text:span><text:span text:style-name="T34_13"><text:s/></text:span><text:span text:style-name="T34_14">citites</text:span><text:span text:style-name="T34_15">.<text:s/></text:span><text:span text:style-name="T34_16">Check</text:span><text:span text:style-name="T34_17"><text:s/></text:span><text:span text:style-name="T34_18">the</text:span><text:span text:style-name="T34_19"><text:s/></text:span><text:span text:style-name="T34_20">city</text:span><text:span text:style-name="T34_21"><text:s/></text:span><text:span text:style-name="T34_22">names</text:span><text:span text:style-name="T34_23">.')</text:span></text:p>
      <text:p text:style-name="P35"><text:span text:style-name="T35_1"><text:s text:c="4"/></text:span></text:p>
      <text:p text:style-name="P36"><text:span text:style-name="T36_1"><text:s text:c="4"/>#<text:s/></text:span><text:span text:style-name="T36_2">convert</text:span><text:span text:style-name="T36_3"><text:s/></text:span><text:span text:style-name="T36_4">decimal</text:span><text:span text:style-name="T36_5"><text:s/></text:span><text:span text:style-name="T36_6">locations</text:span><text:span text:style-name="T36_7"><text:s/></text:span><text:span text:style-name="T36_8">to</text:span><text:span text:style-name="T36_9"><text:s/></text:span><text:span text:style-name="T36_10">radians</text:span></text:p>
      <text:p text:style-name="P37"><text:span text:style-name="T37_1"><text:s text:c="4"/></text:span><text:span text:style-name="T37_2">lat</text:span><text:span text:style-name="T37_3">1<text:s/>=<text:s/></text:span><text:span text:style-name="T37_4">math</text:span><text:span text:style-name="T37_5">.</text:span><text:span text:style-name="T37_6">radians</text:span><text:span text:style-name="T37_7">(</text:span><text:span text:style-name="T37_8">lat</text:span><text:span text:style-name="T37_9">1)</text:span></text:p>
      <text:p text:style-name="P38"><text:span text:style-name="T38_1"><text:s text:c="4"/></text:span><text:span text:style-name="T38_2">lon</text:span><text:span text:style-name="T38_3">1<text:s/>=<text:s/></text:span><text:span text:style-name="T38_4">math</text:span><text:span text:style-name="T38_5">.</text:span><text:span text:style-name="T38_6">radians</text:span><text:span text:style-name="T38_7">(</text:span><text:span text:style-name="T38_8">lon</text:span><text:span text:style-name="T38_9">1)</text:span></text:p>
      <text:p text:style-name="P39"><text:span text:style-name="T39_1"><text:s text:c="4"/></text:span><text:span text:style-name="T39_2">lat</text:span><text:span text:style-name="T39_3">2<text:s/>=<text:s/></text:span><text:span text:style-name="T39_4">math</text:span><text:span text:style-name="T39_5">.</text:span><text:span text:style-name="T39_6">radians</text:span><text:span text:style-name="T39_7">(</text:span><text:span text:style-name="T39_8">lat</text:span><text:span text:style-name="T39_9">2)</text:span></text:p>
      <text:p text:style-name="P40"><text:span text:style-name="T40_1"><text:s text:c="4"/></text:span><text:span text:style-name="T40_2">lon</text:span><text:span text:style-name="T40_3">2<text:s/>=<text:s/></text:span><text:span text:style-name="T40_4">math</text:span><text:span text:style-name="T40_5">.</text:span><text:span text:style-name="T40_6">radians</text:span><text:span text:style-name="T40_7">(</text:span><text:span text:style-name="T40_8">lon</text:span><text:span text:style-name="T40_9">2)</text:span></text:p>
      <text:p text:style-name="P41"><text:span text:style-name="T41_1"><text:s text:c="4"/></text:span></text:p>
      <text:p text:style-name="P42"><text:span text:style-name="T42_1"><text:s text:c="4"/>#<text:s/></text:span><text:span text:style-name="T42_2">start</text:span><text:span text:style-name="T42_3"><text:s/></text:span><text:span text:style-name="T42_4">haversne</text:span><text:span text:style-name="T42_5"><text:s/></text:span><text:span text:style-name="T42_6">formula</text:span></text:p>
      <text:p text:style-name="P43"><text:span text:style-name="T43_1"><text:s text:c="4"/></text:span><text:span text:style-name="T43_2">dlon</text:span><text:span text:style-name="T43_3"><text:s/>=<text:s/></text:span><text:span text:style-name="T43_4">lon</text:span><text:span text:style-name="T43_5">2<text:s/>-<text:s/></text:span><text:span text:style-name="T43_6">lon</text:span><text:span text:style-name="T43_7">1</text:span></text:p>
      <text:p text:style-name="P44"><text:span text:style-name="T44_1"><text:s text:c="4"/></text:span><text:span text:style-name="T44_2">dlat</text:span><text:span text:style-name="T44_3"><text:s/>=<text:s/></text:span><text:span text:style-name="T44_4">lat</text:span><text:span text:style-name="T44_5">2<text:s/>-<text:s/></text:span><text:span text:style-name="T44_6">lat</text:span><text:span text:style-name="T44_7">1</text:span></text:p>
      <text:p text:style-name="P45"><text:span text:style-name="T45_1"><text:s text:c="4"/></text:span><text:span text:style-name="T45_2">a</text:span><text:span text:style-name="T45_3"><text:s/>=<text:s/>(</text:span><text:span text:style-name="T45_4">math</text:span><text:span text:style-name="T45_5">.</text:span><text:span text:style-name="T45_6">sin</text:span><text:span text:style-name="T45_7">(</text:span><text:span text:style-name="T45_8">dlat</text:span><text:span text:style-name="T45_9">/2)<text:s/>**<text:s/>2)<text:s/>+<text:s/></text:span><text:span text:style-name="T45_10">math</text:span><text:span text:style-name="T45_11">.</text:span><text:span text:style-name="T45_12">cos</text:span><text:span text:style-name="T45_13">(</text:span><text:span text:style-name="T45_14">lat</text:span><text:span text:style-name="T45_15">1)<text:s/>*<text:s/></text:span><text:span text:style-name="T45_16">math</text:span><text:span text:style-name="T45_17">.</text:span><text:span text:style-name="T45_18">cos</text:span><text:span text:style-name="T45_19">(</text:span><text:span text:style-name="T45_20">lat</text:span><text:span text:style-name="T45_21">2)<text:s/>*<text:s/>\</text:span></text:p>
      <text:p text:style-name="P46"><text:span text:style-name="T46_1"><text:s text:c="4"/>(</text:span><text:span text:style-name="T46_2">math</text:span><text:span text:style-name="T46_3">.</text:span><text:span text:style-name="T46_4">sin</text:span><text:span text:style-name="T46_5">(</text:span><text:span text:style-name="T46_6">dlon</text:span><text:span text:style-name="T46_7">/2)<text:s/>**<text:s/>2)</text:span></text:p>
      <text:p text:style-name="P47"><text:span text:style-name="T47_1"><text:s text:c="4"/></text:span><text:span text:style-name="T47_2">c</text:span><text:span text:style-name="T47_3"><text:s/>=<text:s/>2<text:s/>*<text:s/></text:span><text:span text:style-name="T47_4">math</text:span><text:span text:style-name="T47_5">.</text:span><text:span text:style-name="T47_6">atan</text:span><text:span text:style-name="T47_7">2(</text:span><text:span text:style-name="T47_8">math</text:span><text:span text:style-name="T47_9">.</text:span><text:span text:style-name="T47_10">sqrt</text:span><text:span text:style-name="T47_11">(</text:span><text:span text:style-name="T47_12">a</text:span><text:span text:style-name="T47_13">),<text:s/></text:span><text:span text:style-name="T47_14">math</text:span><text:span text:style-name="T47_15">.</text:span><text:span text:style-name="T47_16">sqrt</text:span><text:span text:style-name="T47_17">(1<text:s/>-<text:s/></text:span><text:span text:style-name="T47_18">a</text:span><text:span text:style-name="T47_19">))</text:span></text:p>
      <text:p text:style-name="P48"><text:span text:style-name="T48_1"><text:s text:c="4"/></text:span><text:span text:style-name="T48_2">d</text:span><text:span text:style-name="T48_3"><text:s/>=<text:s/></text:span><text:span text:style-name="T48_4">R</text:span><text:span text:style-name="T48_5"><text:s/>*<text:s/></text:span><text:span text:style-name="T48_6">c</text:span></text:p>
      <text:p text:style-name="P49"><text:span text:style-name="T49_1"><text:s text:c="4"/></text:span></text:p>
      <text:p text:style-name="P50"><text:span text:style-name="T50_1"><text:s text:c="4"/></text:span><text:span text:style-name="T50_2">if</text:span><text:span text:style-name="T50_3"><text:s/></text:span><text:span text:style-name="T50_4">unit</text:span><text:span text:style-name="T50_5"><text:s/>==<text:s/>'</text:span><text:span text:style-name="T50_6">k</text:span><text:span text:style-name="T50_7">':</text:span></text:p>
      <text:p text:style-name="P51"><text:span text:style-name="T51_1"><text:s text:c="8"/></text:span><text:span text:style-name="T51_2">print</text:span><text:span text:style-name="T51_3"><text:s/>'</text:span><text:span text:style-name="T51_4">Distance</text:span><text:span text:style-name="T51_5"><text:s/></text:span><text:span text:style-name="T51_6">between</text:span><text:span text:style-name="T51_7"><text:s/>%</text:span><text:span text:style-name="T51_8">s</text:span><text:span text:style-name="T51_9"><text:s/></text:span><text:span text:style-name="T51_10">and</text:span><text:span text:style-name="T51_11"><text:s/>%</text:span><text:span text:style-name="T51_12">s</text:span><text:span text:style-name="T51_13"><text:s/></text:span><text:span text:style-name="T51_14">is</text:span><text:span text:style-name="T51_15"><text:s/>%.04</text:span><text:span text:style-name="T51_16">f</text:span><text:span text:style-name="T51_17"><text:s/></text:span><text:span text:style-name="T51_18">km</text:span><text:span text:style-name="T51_19">'<text:s/>%<text:s/>(</text:span><text:span text:style-name="T51_20">city</text:span><text:span text:style-name="T51_21">1,<text:s/></text:span><text:span text:style-name="T51_22">city</text:span><text:span text:style-name="T51_23">2,<text:s/></text:span><text:span text:style-name="T51_24">d</text:span><text:span text:style-name="T51_25">)</text:span></text:p>
      <text:p text:style-name="P52"><text:span text:style-name="T52_1"><text:s text:c="4"/></text:span><text:span text:style-name="T52_2">else</text:span><text:span text:style-name="T52_3">:</text:span></text:p>
      <text:p text:style-name="P53"><text:span text:style-name="T53_1"><text:s text:c="8"/></text:span><text:span text:style-name="T53_2">print</text:span><text:span text:style-name="T53_3"><text:s/>'</text:span><text:span text:style-name="T53_4">Distance</text:span><text:span text:style-name="T53_5"><text:s/></text:span><text:span text:style-name="T53_6">between</text:span><text:span text:style-name="T53_7"><text:s/>%</text:span><text:span text:style-name="T53_8">s</text:span><text:span text:style-name="T53_9"><text:s/></text:span><text:span text:style-name="T53_10">and</text:span><text:span text:style-name="T53_11"><text:s/>%</text:span><text:span text:style-name="T53_12">s</text:span><text:span text:style-name="T53_13"><text:s/></text:span><text:span text:style-name="T53_14">is</text:span><text:span text:style-name="T53_15"><text:s/>%.04</text:span><text:span text:style-name="T53_16">f</text:span><text:span text:style-name="T53_17"><text:s/></text:span><text:span text:style-name="T53_18">mi</text:span><text:span text:style-name="T53_19">'<text:s/>%<text:s/>(</text:span><text:span text:style-name="T53_20">city</text:span><text:span text:style-name="T53_21">1,<text:s/></text:span><text:span text:style-name="T53_22">city</text:span><text:span text:style-name="T53_23">2,<text:s/></text:span><text:span text:style-name="T53_24">d</text:span><text:span text:style-name="T53_25"><text:s/>/<text:s/>1.60934)</text:span></text:p>
      <text:p text:style-name="P54"><text:span text:style-name="T54_1">else</text:span><text:span text:style-name="T54_2">:</text:span></text:p>
      <text:p text:style-name="P55"><text:span text:style-name="T55_1"><text:s text:c="4"/></text:span><text:span text:style-name="T55_2">print</text:span><text:span text:style-name="T55_3"><text:s/>'</text:span><text:span text:style-name="T55_4">Invalid</text:span><text:span text:style-name="T55_5"><text:s/></text:span><text:span text:style-name="T55_6">unit</text:span><text:span text:style-name="T55_7"><text:s/></text:span><text:span text:style-name="T55_8">input</text:span><text:span text:style-name="T55_9">!'</text:span></text:p>
      <text:p text:style-name="P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style:writing-mode="lr-tb"/>
      <style:text-properties fo:color="#4a86e8" style:font-name="Verdana" fo:font-size="16pt" style:font-name-asian="Verdana" style:font-size-asian="16pt" style:font-name-complex="Verdana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style:writing-mode="lr-tb"/>
      <style:text-properties fo:color="#1155cc" style:font-name="Verdana" fo:font-size="14pt" style:font-name-asian="Verdana" style:font-size-asian="14pt" style:font-name-complex="Verdana" style:font-size-complex="14pt"/>
    </style:style>
    <style:style style:name="Heading_20_3" style:display-name="Heading 3" style:family="paragraph" style:parent-style-name="Standard">
      <style:paragraph-properties fo:break-before="auto" fo:line-height="115%" fo:margin-top="0.282cm" style:writing-mode="lr-tb"/>
      <style:text-properties fo:color="#3c78d8" style:font-name="Verdana" fo:font-size="12pt" style:font-name-asian="Verdana" style:font-size-asian="12pt" style:font-name-complex="Verdana" style:font-size-complex="12pt" style:text-underline-style="solid" style:text-underline-color="font-color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style:font-name="Verdana" fo:font-size="21pt" style:font-name-asian="Verdana" style:font-size-asian="21pt" style:font-name-complex="Verdana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